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2" fo:font-weight="bold" officeooo:paragraph-rsid="006d822f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2" fo:font-weight="bold" officeooo:rsid="0035db3e" officeooo:paragraph-rsid="006d822f" style:font-weight-asian="bold" style:font-weight-complex="bold"/>
    </style:style>
    <style:style style:name="P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59c88" officeooo:paragraph-rsid="006f2ac7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62d8d4" officeooo:paragraph-rsid="0062d8d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59c88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59c88" officeooo:paragraph-rsid="006da6d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59c88" officeooo:paragraph-rsid="006f2ac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59c88" officeooo:paragraph-rsid="006f2ac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style="normal" fo:font-weight="normal" officeooo:rsid="00581ccd" officeooo:paragraph-rsid="006291c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bold" officeooo:rsid="0019eb27" officeooo:paragraph-rsid="006291ca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line-through-style="none" style:text-line-through-type="none" style:font-name="DejaVu Sans Condensed2" fo:font-size="12pt" fo:font-weight="bold" officeooo:rsid="003357ff" officeooo:paragraph-rsid="006291ca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57c901" officeooo:paragraph-rsid="006291c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2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text-properties style:text-line-through-style="none" style:text-line-through-type="none" style:font-name="DejaVu Sans Condensed2" fo:font-size="12pt" officeooo:rsid="003148d5" officeooo:paragraph-rsid="006291ca" style:font-size-asian="12pt" style:font-size-complex="12pt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2" fo:font-size="12pt" officeooo:rsid="00179cd7" officeooo:paragraph-rsid="006291c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DejaVu Sans Condensed2" officeooo:paragraph-rsid="006d822f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2" officeooo:paragraph-rsid="006291ca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2" officeooo:paragraph-rsid="006291ca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2" officeooo:rsid="006a02ea" officeooo:paragraph-rsid="0069cef4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2" officeooo:rsid="006da829" officeooo:paragraph-rsid="006da6d3"/>
    </style:style>
    <style:style style:name="P22" style:family="paragraph" style:parent-style-name="Standard" style:list-style-name="L3">
      <style:text-properties style:font-name="DejaVu Sans Condensed2" officeooo:paragraph-rsid="006291ca"/>
    </style:style>
    <style:style style:name="P23" style:family="paragraph" style:parent-style-name="Standard" style:list-style-name="L3">
      <style:text-properties style:font-name="DejaVu Sans Condensed2" officeooo:rsid="00572871" officeooo:paragraph-rsid="006291ca"/>
    </style:style>
    <style:style style:name="P24" style:family="paragraph" style:parent-style-name="Standard" style:list-style-name="L3">
      <style:text-properties style:font-name="DejaVu Sans Condensed2" fo:font-weight="normal" officeooo:rsid="0058fbd3" officeooo:paragraph-rsid="006291c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2871" style:font-weight-asian="bold" style:font-weight-complex="bold"/>
    </style:style>
    <style:style style:name="T3" style:family="text">
      <style:text-properties fo:font-weight="bold" officeooo:rsid="00599b95" style:font-weight-asian="bold" style:font-weight-complex="bold"/>
    </style:style>
    <style:style style:name="T4" style:family="text">
      <style:text-properties fo:font-weight="bold" officeooo:rsid="005d3f0d" style:font-weight-asian="bold" style:font-weight-complex="bold"/>
    </style:style>
    <style:style style:name="T5" style:family="text">
      <style:text-properties fo:font-weight="bold" officeooo:rsid="0066bf8c" style:font-weight-asian="bold" style:font-weight-complex="bold"/>
    </style:style>
    <style:style style:name="T6" style:family="text">
      <style:text-properties fo:font-weight="bold" officeooo:rsid="0057c901" style:font-weight-asian="bold" style:font-weight-complex="bold"/>
    </style:style>
    <style:style style:name="T7" style:family="text">
      <style:text-properties officeooo:rsid="0044707e"/>
    </style:style>
    <style:style style:name="T8" style:family="text">
      <style:text-properties style:text-line-through-style="none" style:text-line-through-type="none" fo:font-size="12pt" officeooo:rsid="003148d5" style:font-size-asian="12pt" style:font-name-complex="DejaVu Sans Condensed3" style:font-size-complex="12pt"/>
    </style:style>
    <style:style style:name="T9" style:family="text">
      <style:text-properties style:text-line-through-style="none" style:text-line-through-type="none" fo:font-size="12pt" officeooo:rsid="00585e3d" style:font-size-asian="12pt" style:font-name-complex="DejaVu Sans Condensed3" style:font-size-complex="12pt"/>
    </style:style>
    <style:style style:name="T10" style:family="text">
      <style:text-properties style:text-line-through-style="none" style:text-line-through-type="none" fo:font-size="12pt" officeooo:rsid="0050ff12" style:font-size-asian="12pt" style:font-name-complex="DejaVu Sans Condensed3" style:font-size-complex="12pt"/>
    </style:style>
    <style:style style:name="T11" style:family="text">
      <style:text-properties style:text-line-through-style="none" style:text-line-through-type="none" fo:font-size="12pt" officeooo:rsid="004958b0" style:font-size-asian="12pt" style:font-name-complex="DejaVu Sans Condensed3" style:font-size-complex="12pt"/>
    </style:style>
    <style:style style:name="T12" style:family="text">
      <style:text-properties style:text-line-through-style="none" style:text-line-through-type="none" fo:font-size="12pt" style:font-size-asian="12pt" style:font-size-complex="12pt"/>
    </style:style>
    <style:style style:name="T13" style:family="text">
      <style:text-properties style:text-line-through-style="none" style:text-line-through-type="none" fo:font-size="12pt" officeooo:rsid="00474790" style:font-size-asian="12pt" style:font-size-complex="12pt"/>
    </style:style>
    <style:style style:name="T14" style:family="text">
      <style:text-properties style:text-line-through-style="none" style:text-line-through-type="none" fo:font-size="12pt" officeooo:rsid="00572871" style:font-size-asian="12pt" style:font-size-complex="12pt"/>
    </style:style>
    <style:style style:name="T15" style:family="text">
      <style:text-properties style:text-line-through-style="none" style:text-line-through-type="none" fo:font-size="12pt" officeooo:rsid="00591623" style:font-size-asian="12pt" style:font-size-complex="12pt"/>
    </style:style>
    <style:style style:name="T16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572871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65f699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30263c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weight="bold" officeooo:rsid="00477a52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weight="bold" officeooo:rsid="002f2abb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fo:font-size="12pt" fo:font-weight="bold" officeooo:rsid="0044707e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fo:font-size="12pt" fo:font-weight="bold" officeooo:rsid="003148d5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fo:font-size="12pt" fo:font-style="normal" fo:font-weight="normal" officeooo:rsid="005b991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fo:font-size="12pt" fo:font-style="normal" fo:font-weight="normal" officeooo:rsid="00559c88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fo:font-size="12pt" fo:font-style="normal" fo:font-weight="normal" officeooo:rsid="0056846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fo:font-size="12pt" fo:font-style="normal" fo:font-weight="normal" officeooo:rsid="0061598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fo:font-size="12pt" fo:font-style="normal" fo:font-weight="normal" officeooo:rsid="005cbe7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fo:font-size="12pt" fo:font-style="normal" fo:font-weight="normal" officeooo:rsid="005d3f0d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fo:font-size="12pt" fo:font-style="normal" fo:font-weight="normal" officeooo:rsid="006291ca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line-through-style="none" style:text-line-through-type="none" fo:font-size="12pt" fo:font-style="normal" fo:font-weight="bold" officeooo:rsid="005b991c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text-line-through-style="none" style:text-line-through-type="none" fo:font-size="12pt" fo:font-style="normal" fo:font-weight="bold" officeooo:rsid="00559c88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text-line-through-style="none" style:text-line-through-type="none" fo:font-size="12pt" fo:font-style="normal" fo:font-weight="bold" officeooo:rsid="0059fa1e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text-line-through-style="none" style:text-line-through-type="none" fo:font-size="12pt" fo:font-style="normal" fo:font-weight="bold" officeooo:rsid="00568461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text-line-through-style="none" style:text-line-through-type="none" fo:font-size="12pt" fo:font-style="normal" fo:font-weight="bold" officeooo:rsid="0061598c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text-line-through-style="none" style:text-line-through-type="none" fo:font-size="12pt" fo:font-style="normal" fo:font-weight="bold" officeooo:rsid="005cbe7f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text-line-through-style="none" style:text-line-through-type="none" fo:font-size="12pt" fo:font-style="normal" fo:font-weight="bold" officeooo:rsid="005d3f0d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text-line-through-style="none" style:text-line-through-type="none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text-line-through-style="none" style:text-line-through-type="none" style:font-name="DejaVu Sans Condensed2" fo:font-size="12pt" fo:font-style="normal" fo:font-weight="normal" officeooo:rsid="00559c88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text-line-through-style="none" style:text-line-through-type="none" style:font-name="DejaVu Sans Condensed2" fo:font-size="12pt" fo:font-style="normal" fo:font-weight="normal" officeooo:rsid="005d3f0d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text-line-through-style="none" style:text-line-through-type="none" style:font-name="DejaVu Sans Condensed2" fo:font-size="12pt" fo:font-style="normal" fo:font-weight="normal" officeooo:rsid="005b991c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line-through-style="none" style:text-line-through-type="none" style:font-name="DejaVu Sans Condensed2" fo:font-size="12pt" fo:font-style="normal" fo:font-weight="normal" officeooo:rsid="00568461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text-line-through-style="none" style:text-line-through-type="none" style:font-name="DejaVu Sans Condensed2" fo:font-size="12pt" fo:font-style="normal" fo:font-weight="normal" officeooo:rsid="0061598c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line-through-style="none" style:text-line-through-type="none" style:font-name="DejaVu Sans Condensed2" fo:font-size="12pt" fo:font-style="normal" fo:font-weight="normal" officeooo:rsid="005cbe7f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text-line-through-style="none" style:text-line-through-type="none" style:font-name="DejaVu Sans Condensed2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line-through-style="none" style:text-line-through-type="none" style:font-name="DejaVu Sans Condensed2" fo:font-size="12pt" fo:font-style="normal" fo:font-weight="normal" officeooo:rsid="006291ca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font-name="DejaVu Sans Condensed2" fo:font-size="12pt" fo:font-style="normal" fo:font-weight="bold" officeooo:rsid="0059fa1e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text-line-through-style="none" style:text-line-through-type="none" style:font-name="DejaVu Sans Condensed2" fo:font-size="12pt" fo:font-style="normal" fo:font-weight="bold" officeooo:rsid="00568461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text-line-through-style="none" style:text-line-through-type="none" style:font-name="DejaVu Sans Condensed2" fo:font-size="12pt" fo:font-style="normal" fo:font-weight="bold" officeooo:rsid="005b991c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text-line-through-style="none" style:text-line-through-type="none" style:font-name="DejaVu Sans Condensed2" fo:font-size="12pt" fo:font-style="normal" fo:font-weight="bold" officeooo:rsid="00559c88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text-line-through-style="none" style:text-line-through-type="none" style:font-name="DejaVu Sans Condensed2" fo:font-size="12pt" fo:font-style="normal" fo:font-weight="bold" officeooo:rsid="0061598c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text-line-through-style="none" style:text-line-through-type="none" style:font-name="DejaVu Sans Condensed2" fo:font-size="12pt" fo:font-style="normal" fo:font-weight="bold" officeooo:rsid="005cbe7f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text-line-through-style="none" style:text-line-through-type="none" style:font-name="DejaVu Sans Condensed2" fo:font-size="12pt" fo:font-style="normal" fo:font-weight="bold" officeooo:rsid="005d3f0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text-line-through-style="none" style:text-line-through-type="none" style:font-name="DejaVu Sans Condensed2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style:text-line-through-style="none" style:text-line-through-type="none" style:font-name="DejaVu Sans Condensed2" fo:font-size="12pt" fo:font-weight="bold" officeooo:rsid="0065f699" style:font-size-asian="12pt" style:font-weight-asian="bold" style:font-size-complex="12pt" style:font-weight-complex="bold"/>
    </style:style>
    <style:style style:name="T58" style:family="text">
      <style:text-properties style:text-line-through-style="none" style:text-line-through-type="none" style:font-name="DejaVu Sans Condensed2" fo:font-size="12pt" fo:font-weight="bold" officeooo:rsid="0030263c" style:font-size-asian="12pt" style:font-weight-asian="bold" style:font-size-complex="12pt" style:font-weight-complex="bold"/>
    </style:style>
    <style:style style:name="T59" style:family="text">
      <style:text-properties style:text-line-through-style="none" style:text-line-through-type="none" style:font-name="DejaVu Sans Condensed2" fo:font-size="12pt" fo:font-weight="bold" officeooo:rsid="00477a52" style:font-size-asian="12pt" style:font-weight-asian="bold" style:font-size-complex="12pt" style:font-weight-complex="bold"/>
    </style:style>
    <style:style style:name="T60" style:family="text">
      <style:text-properties style:text-line-through-style="none" style:text-line-through-type="none" style:font-name="DejaVu Sans Condensed2" fo:font-size="12pt" fo:font-weight="bold" officeooo:rsid="002f2abb" style:font-size-asian="12pt" style:font-weight-asian="bold" style:font-size-complex="12pt" style:font-weight-complex="bold"/>
    </style:style>
    <style:style style:name="T61" style:family="text">
      <style:text-properties style:text-line-through-style="none" style:text-line-through-type="none" style:font-name="DejaVu Sans Condensed2" fo:font-size="12pt" fo:font-weight="bold" officeooo:rsid="0044707e" style:font-size-asian="12pt" style:font-weight-asian="bold" style:font-size-complex="12pt" style:font-weight-complex="bold"/>
    </style:style>
    <style:style style:name="T62" style:family="text">
      <style:text-properties style:text-line-through-style="none" style:text-line-through-type="none" style:font-name="DejaVu Sans Condensed2" fo:font-size="12pt" fo:font-weight="bold" officeooo:rsid="0019eb27" style:font-size-asian="12pt" style:font-weight-asian="bold" style:font-size-complex="12pt" style:font-weight-complex="bold"/>
    </style:style>
    <style:style style:name="T63" style:family="text">
      <style:text-properties style:text-line-through-style="none" style:text-line-through-type="none" style:font-name="DejaVu Sans Condensed2" fo:font-size="12pt" fo:font-weight="bold" officeooo:rsid="003148d5" style:font-size-asian="12pt" style:font-weight-asian="bold" style:font-size-complex="12pt" style:font-weight-complex="bold"/>
    </style:style>
    <style:style style:name="T64" style:family="text">
      <style:text-properties officeooo:rsid="00599b95"/>
    </style:style>
    <style:style style:name="T65" style:family="text">
      <style:text-properties officeooo:rsid="005cbe7f"/>
    </style:style>
    <style:style style:name="T66" style:family="text">
      <style:text-properties officeooo:rsid="005d3f0d"/>
    </style:style>
    <style:style style:name="T67" style:family="text">
      <style:text-properties officeooo:rsid="0059fa1e"/>
    </style:style>
    <style:style style:name="T68" style:family="text">
      <style:text-properties officeooo:rsid="00568461"/>
    </style:style>
    <style:style style:name="T69" style:family="text">
      <style:text-properties officeooo:rsid="0035db3e"/>
    </style:style>
    <style:style style:name="T70" style:family="text">
      <style:text-properties style:font-name="DejaVu Sans Condensed2" officeooo:rsid="006ca1e4"/>
    </style:style>
    <style:style style:name="T71" style:family="text">
      <style:text-properties style:font-name="DejaVu Sans Condensed2" fo:font-weight="bold" officeooo:rsid="00599b95" style:font-weight-asian="bold" style:font-weight-complex="bold"/>
    </style:style>
    <style:style style:name="T72" style:family="text">
      <style:text-properties style:font-name="DejaVu Sans Condensed2" officeooo:rsid="00599b95"/>
    </style:style>
    <style:style style:name="T73" style:family="text">
      <style:text-properties style:font-name="DejaVu Sans Condensed1" officeooo:rsid="006ca1e4" style:font-name-asian="DejaVu Sans Condensed1" style:font-name-complex="DejaVu Sans Condensed1"/>
    </style:style>
    <style:style style:name="T74" style:family="text">
      <style:text-properties style:font-name="DejaVu Sans Condensed1" fo:font-weight="bold" officeooo:rsid="006ca1e4" style:font-name-asian="DejaVu Sans Condensed1" style:font-weight-asian="bold" style:font-name-complex="DejaVu Sans Condensed1" style:font-weight-complex="bold"/>
    </style:style>
    <style:style style:name="T75" style:family="text">
      <style:text-properties officeooo:rsid="006f2ac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6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7"><text:span text:style-name="T18">202</text:span><text:span text:style-name="T19"> - </text:span><text:span text:style-name="T18">Ground</text:span><text:span text:style-name="T20"> - </text:span><text:span text:style-name="T21">Pre</text:span><text:span text:style-name="T22">f</text:span><text:span text:style-name="T23">light, </text:span><text:span text:style-name="T24">Performance Limits</text:span></text:p>
      <text:p text:style-name="P4"/>
      <text:p text:style-name="P10"><text:span text:style-name="T7">Preflight</text:span> (<text:span text:style-name="T7">after cold start or from </text:span>hot start)</text:p>
      <text:list xml:id="list2208690663" text:style-name="L1">
        <text:list-item>
          <text:p text:style-name="P18"><text:span text:style-name="T25">After arming, </text:span><text:span text:style-name="T33">l</text:span><text:span text:style-name="T34">oad</text:span><text:span text:style-name="T26"> weapons </text:span><text:span text:style-name="T27">and flight plan </text:span><text:span text:style-name="T26">into DSMS</text:span><text:span text:style-name="T27">. <text:s/>On </text:span><text:span text:style-name="T35">left</text:span><text:span text:style-name="T36"> MFD</text:span><text:span text:style-name="T26">:</text:span></text:p>
          <text:list>
            <text:list-item>
              <text:p text:style-name="P5">Press <text:span text:style-name="T1">LOAD</text:span> OSB<text:span text:style-name="T68"> (B3)</text:span>.</text:p>
            </text:list-item>
            <text:list-item>
              <text:p text:style-name="P5">Press <text:span text:style-name="T1">LOAD ALL</text:span> OSB <text:span text:style-name="T68">(R5)</text:span>.</text:p>
            </text:list-item>
            <text:list-item>
              <text:p text:style-name="P6">Reload is complete when <text:span text:style-name="T70">"</text:span><text:span text:style-name="T73">◉</text:span><text:span text:style-name="T74">"</text:span> appears next to all items<text:span text:style-name="T67"> (takes about 20 seconds).</text:span></text:p>
            </text:list-item>
          </text:list>
        </text:list-item>
        <text:list-item>
          <text:p text:style-name="P5"><text:span text:style-name="T1">Radios</text:span> ... <text:span text:style-name="T1">As needed</text:span><text:span text:style-name="T67"> (left console inboard middle to rear, behind throttle)</text:span></text:p>
        </text:list-item>
        <text:list-item>
          <text:p text:style-name="P7"><text:span text:style-name="T1">Lights</text:span> ... <text:span text:style-name="T1">As desired</text:span><text:span text:style-name="T64"> (right console, outboard rear)</text:span><text:span text:style-name="T75">:</text:span></text:p>
        </text:list-item>
      </text:list>
      <text:list xml:id="list2993122934" text:style-name="L6">
        <text:list-item>
          <text:list>
            <text:list-item>
              <text:p text:style-name="P3"><text:span text:style-name="T3">Pinky Wheel forward</text:span><text:span text:style-name="T64"> to set "default" lights</text:span></text:p>
            </text:list-item>
            <text:list-item>
              <text:p text:style-name="P3"><text:span text:style-name="T3">Pinky Wheel back</text:span><text:span text:style-name="T64"> to use light panel settings</text:span></text:p>
            </text:list-item>
            <text:list-item>
              <text:p text:style-name="P3"><text:span text:style-name="T71">Pinky Wheel press</text:span><text:span text:style-name="T72"> to turn off all external lights</text:span></text:p>
            </text:list-item>
          </text:list>
        </text:list-item>
      </text:list>
      <text:list xml:id="list234018012027658" text:continue-list="list2208690663" text:style-name="L1">
        <text:list-item>
          <text:p text:style-name="P5"><text:span text:style-name="T1">Countermeasures programs</text:span> ... <text:span text:style-name="T1">As desired</text:span><text:span text:style-name="T67"> (see countermeasures kneeboard page for details)</text:span></text:p>
        </text:list-item>
      </text:list>
      <text:list text:style-name="L2">
        <text:list-item>
          <text:list>
            <text:list-item>
              <text:p text:style-name="P19"><text:span text:style-name="T28">If </text:span><text:span text:style-name="T37">JMR</text:span><text:span text:style-name="T28"> shows </text:span><text:span text:style-name="T37">OFF</text:span><text:span text:style-name="T28"> on </text:span><text:span text:style-name="T37">CMSC</text:span><text:span text:style-name="T28"> (under HUD): </text:span><text:span text:style-name="T38">CMSP JMR switch</text:span><text:span text:style-name="T29"> ... </text:span><text:span text:style-name="T38">Momentarily forward</text:span><text:span text:style-name="T29"> to set jammer from OFF to SBY (CMSP panel, right console inboard forward, check status on CMSC panel under UFC, should say </text:span><text:span text:style-name="T38">SBY AIR</text:span><text:span text:style-name="T29">)</text:span></text:p>
            </text:list-item>
          </text:list>
        </text:list-item>
      </text:list>
      <text:list xml:id="list234017499686611" text:continue-list="list234018012027658" text:style-name="L1">
        <text:list-item>
          <text:p text:style-name="P20"><text:span text:style-name="T39">Countermeasures mode</text:span><text:span text:style-name="T30"> ... </text:span><text:span text:style-name="T39">MAN</text:span><text:span text:style-name="T30"> (CM Mode knob on CM panel)</text:span></text:p>
        </text:list-item>
        <text:list-item>
          <text:p text:style-name="P18"><text:span text:style-name="T39">Altitude warnings</text:span><text:span text:style-name="T26"> </text:span><text:span text:style-name="T30">("Altitude, altitude") </text:span><text:span text:style-name="T26">... </text:span><text:span text:style-name="T34">As desired</text:span><text:span text:style-name="T30">:</text:span></text:p>
          <text:list>
            <text:list-item>
              <text:p text:style-name="P9"><text:span text:style-name="T66">On </text:span><text:span text:style-name="T4">UFC</text:span><text:span text:style-name="T66">, p</text:span>ress <text:span text:style-name="T1">ALT ALRT</text:span> button <text:span text:style-name="T66">to cycle through </text:span><text:span text:style-name="T4">AGL Floor</text:span><text:span text:style-name="T66">, </text:span><text:span text:style-name="T4">MSL Floor</text:span><text:span text:style-name="T66">, </text:span><text:span text:style-name="T4">MSL Ceiling</text:span><text:span text:style-name="T66">. <text:s/></text:span>HUD will show current altitude warning<text:span text:style-name="T66"> and value. <text:s/>D</text:span><text:span text:style-name="T65">efault is 500 ft</text:span><text:span text:style-name="T66"> radar, 0 ft MSL floor, 0 ft MSL ceiling.</text:span></text:p>
            </text:list-item>
            <text:list-item>
              <text:p text:style-name="P9">Enter new altitude on <text:span text:style-name="T1">UFC scratchpad</text:span>, then press <text:span text:style-name="T1">ENT</text:span> <text:span text:style-name="T66">on UFC </text:span>to set.</text:p>
            </text:list-item>
          </text:list>
        </text:list-item>
        <text:list-item>
          <text:p text:style-name="P12"><text:span text:style-name="T1">IFF</text:span><text:span text:style-name="T5"> MASTER knob</text:span> ... <text:span text:style-name="T1">NORM</text:span> (left console<text:span text:style-name="T67"> outboard middle, next to throttle</text:span>)</text:p>
        </text:list-item>
        <text:list-item>
          <text:p text:style-name="P21"><text:span text:style-name="T6">IFF</text:span><text:span text:style-name="T1"> MODE 4 switch</text:span> ... <text:span text:style-name="T1">ON</text:span> (left console outboard middle, next to throttle)</text:p>
        </text:list-item>
        <text:list-item>
          <text:p text:style-name="P18"><text:span text:style-name="T40">Scorpion </text:span><text:span text:style-name="T34">HM</text:span><text:span text:style-name="T40">CS</text:span><text:span text:style-name="T34"> </text:span><text:span text:style-name="T40">Power switch</text:span><text:span text:style-name="T26">... </text:span><text:span text:style-name="T34">O</text:span><text:span text:style-name="T40">N</text:span><text:span text:style-name="T31"> (right console</text:span><text:span text:style-name="T32"> inboard rear</text:span><text:span text:style-name="T31">)</text:span></text:p>
        </text:list-item>
      </text:list>
      <text:p text:style-name="P13"/>
      <text:p text:style-name="P11">Performance limits</text:p>
      <text:list text:style-name="L3">
        <text:list-item>
          <text:p text:style-name="P22"><text:span text:style-name="T8">Fuel: </text:span><text:span text:style-name="T9">11087</text:span><text:span text:style-name="T8"> lbs internal</text:span></text:p>
          <text:list>
            <text:list-item>
              <text:p text:style-name="P22"><text:span text:style-name="T8">w</text:span><text:span text:style-name="T10">ith 1x drop tanks (</text:span><text:span text:style-name="T9">4001</text:span><text:span text:style-name="T10"> lbs ea.) = </text:span><text:span text:style-name="T9">15088</text:span><text:span text:style-name="T10"> lbs</text:span></text:p>
            </text:list-item>
            <text:list-item>
              <text:p text:style-name="P22"><text:span text:style-name="T8">with 2x drop tanks (</text:span><text:span text:style-name="T9">4001</text:span><text:span text:style-name="T8"> lbs ea.) = </text:span><text:span text:style-name="T9">19090</text:span><text:span text:style-name="T8"> lbs</text:span></text:p>
            </text:list-item>
            <text:list-item>
              <text:p text:style-name="P22"><text:span text:style-name="T11">with 3x drop tanks (</text:span><text:span text:style-name="T9">4001</text:span><text:span text:style-name="T11"> lbs ea.) = </text:span><text:span text:style-name="T9">23091</text:span><text:span text:style-name="T11"> lbs</text:span></text:p>
            </text:list-item>
          </text:list>
        </text:list-item>
        <text:list-item>
          <text:p text:style-name="P15">Flaps: <text:span text:style-name="T2">185</text:span><text:span text:style-name="T1"> kts</text:span> (flaps retract automatically so cannot be damaged by overspeed)</text:p>
        </text:list-item>
        <text:list-item>
          <text:p text:style-name="P16">Landing Gear: <text:s/><text:span text:style-name="T1">250 kts</text:span></text:p>
        </text:list-item>
        <text:list-item>
          <text:p text:style-name="P22"><text:span text:style-name="T13">Max </text:span><text:span text:style-name="T14">allowed </text:span><text:span text:style-name="T13">speed</text:span><text:span text:style-name="T14"> (VNE)</text:span><text:span text:style-name="T13">: </text:span><text:span text:style-name="T17">450 kts</text:span><text:span text:style-name="T14"> at sea level</text:span></text:p>
        </text:list-item>
        <text:list-item>
          <text:p text:style-name="P23"><text:span text:style-name="T12">Stall speed: </text:span><text:span text:style-name="T16">120 kts</text:span></text:p>
        </text:list-item>
        <text:list-item>
          <text:p text:style-name="P24"><text:span text:style-name="T12">Negative G: 10 seconds max</text:span><text:span text:style-name="T15">, engines will cut due to fuel starvation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52M44S</meta:editing-duration>
    <meta:editing-cycles>86</meta:editing-cycles>
    <meta:generator>LibreOffice/7.4.5.1$Windows_X86_64 LibreOffice_project/9c0871452b3918c1019dde9bfac75448afc4b57f</meta:generator>
    <dc:date>2025-02-08T23:40:16.553000000</dc:date>
    <meta:document-statistic meta:table-count="1" meta:image-count="0" meta:object-count="0" meta:page-count="1" meta:paragraph-count="36" meta:word-count="365" meta:character-count="1934" meta:non-whitespace-character-count="1628"/>
  </office:meta>
</office:document-meta>
</file>